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シミュレータ係</text:span><text:span text:style-name="a454" text:class-names=""/></text:p>
          </draw:text-box>
          <svg:desc/>
        </draw:frame>
        <draw:frame draw:id="id64" presentation:style-name="a491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先週やったこと</text:span><text:span text:style-name="a458" text:class-names=""/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1" text:class-names="">sin</text:span><text:span text:style-name="a462" text:class-names="">（ライブラリ）完成</text:span><text:span text:style-name="a463" text:class-names=""/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6" text:class-names="">誤差は元からなかったことが判明</text:span><text:span text:style-name="a467" text:class-names=""/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0" text:class-names="">c</text:span><text:span text:style-name="a471" text:class-names="">os</text:span><text:span text:style-name="a472" text:class-names="">テスト中。多分大丈夫</text:span><text:span text:style-name="a473" text:class-names=""/></text:p>
                  </text:list-item>
                </text:list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今週やること</text:span><text:span text:style-name="a477" text:class-names=""/></text:p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0" text:class-names="">atan</text:span><text:span text:style-name="a481" text:class-names="">(, tan)</text:span><text:span text:style-name="a482" text:class-names="">完成</text:span><text:span text:style-name="a483" text:class-names=""/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6" text:class-names="">中間試験</text:span><text:span text:style-name="a487" text:class-names="">の勉強</text:span><text:span text:style-name="a488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06/9/6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06/9/6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06/9/6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06/9/6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06/9/6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06/9/6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06/9/6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06/9/6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06/9/6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06/9/6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06/9/6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06/9/6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シミュレータ係</dc:title>
    <meta:initial-creator>yukisoma</meta:initial-creator>
    <dc:creator>相馬悠紀</dc:creator>
    <meta:creation-date>2012-11-12T23:40:44Z</meta:creation-date>
    <dc:date>2012-11-12T23:44:21Z</dc:date>
    <meta:editing-cycles>1</meta:editing-cycles>
    <meta:editing-duration>PT0S</meta:editing-duration>
    <meta:document-statistic meta:paragraph-count="8" meta:word-count="33"/>
  </office:meta>
</office:document-meta>
</file>